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text-align="center" style:justify-single-word="false"/>
      <style:text-properties fo:color="#000000"/>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paragraph-properties fo:text-align="justify" style:justify-single-word="false"/>
      <style:text-properties fo:color="#000000" fo:language="es" fo:country="ES"/>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language="es" fo:country="ES"/>
    </style:style>
    <style:style style:name="P7" style:family="paragraph" style:parent-style-name="Standard">
      <style:paragraph-properties fo:text-align="center" style:justify-single-word="false"/>
      <style:text-properties fo:language="es" fo:country="ES" fo:font-weight="bold" style:font-weight-asian="bold" style:font-weight-complex="bold"/>
    </style:style>
    <style:style style:name="P8" style:family="paragraph" style:parent-style-name="Standard">
      <style:paragraph-properties fo:text-align="center" style:justify-single-word="false" fo:padding="0.074cm" fo:border-left="none" fo:border-right="none" fo:border-top="none" fo:border-bottom="0.035cm solid #000000" style:join-border="false"/>
      <style:text-properties fo:color="#000000"/>
    </style:style>
    <style:style style:name="P9" style:family="paragraph" style:parent-style-name="Standard">
      <style:paragraph-properties fo:margin-left="1.251cm" fo:margin-right="0cm" fo:text-align="justify" style:justify-single-word="false" fo:text-indent="0cm" style:auto-text-indent="false"/>
      <style:text-properties fo:color="#000000"/>
    </style:style>
    <style:style style:name="P10" style:family="paragraph" style:parent-style-name="Standard">
      <style:paragraph-properties fo:margin-left="1.251cm" fo:margin-right="0cm" fo:text-align="justify" style:justify-single-word="false" fo:text-indent="0cm" style:auto-text-indent="false"/>
      <style:text-properties fo:language="es" fo:country="ES"/>
    </style:style>
    <style:style style:name="P11" style:family="paragraph" style:parent-style-name="Standard">
      <style:paragraph-properties fo:margin-left="1.251cm" fo:margin-right="0cm" fo:text-align="justify" style:justify-single-word="false" fo:text-indent="0cm" style:auto-text-indent="false"/>
    </style:style>
    <style:style style:name="P12" style:family="paragraph" style:parent-style-name="Standard">
      <style:paragraph-properties fo:text-align="justify" style:justify-single-word="false" fo:background-color="transparent">
        <style:background-image/>
      </style:paragraph-properties>
      <style:text-properties fo:color="#000000"/>
    </style:style>
    <style:style style:name="P13" style:family="paragraph" style:parent-style-name="Standard">
      <style:paragraph-properties fo:margin-left="0cm" fo:margin-right="0cm" fo:text-align="justify" style:justify-single-word="false" fo:text-indent="0cm" style:auto-text-indent="false"/>
      <style:text-properties fo:language="es" fo:country="ES"/>
    </style:style>
    <style:style style:name="P14" style:family="paragraph" style:parent-style-name="Standard">
      <style:paragraph-properties fo:margin-left="0cm" fo:margin-right="0cm" fo:text-align="justify" style:justify-single-word="false" fo:text-indent="0cm" style:auto-text-indent="false"/>
      <style:text-properties fo:language="es" fo:country="ES" officeooo:paragraph-rsid="000517b4"/>
    </style:style>
    <style:style style:name="P15" style:family="paragraph" style:parent-style-name="Standard">
      <style:paragraph-properties fo:margin-left="0cm" fo:margin-right="0cm" fo:text-align="justify" style:justify-single-word="false" fo:text-indent="0cm" style:auto-text-indent="false"/>
      <style:text-properties fo:language="es" fo:country="ES" officeooo:paragraph-rsid="0006ffe9"/>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Standard" style:list-style-name="L1">
      <style:paragraph-properties fo:text-align="center" style:justify-single-word="false"/>
      <style:text-properties fo:color="#000000"/>
    </style:style>
    <style:style style:name="P18" style:family="paragraph" style:parent-style-name="Standard" style:list-style-name="L2">
      <style:paragraph-properties fo:text-align="center" style:justify-single-word="false"/>
      <style:text-properties fo:color="#000000"/>
    </style:style>
    <style:style style:name="P19" style:family="paragraph" style:parent-style-name="Standard">
      <style:paragraph-properties fo:text-align="justify" style:justify-single-word="false"/>
      <style:text-properties fo:color="#000000" fo:language="es" fo:country="ES"/>
    </style:style>
    <style:style style:name="P20" style:family="paragraph" style:parent-style-name="Standard">
      <style:paragraph-properties fo:text-align="justify" style:justify-single-word="false"/>
      <style:text-properties fo:color="#000000" fo:language="es" fo:country="ES" officeooo:paragraph-rsid="00248e92"/>
    </style:style>
    <style:style style:name="P21" style:family="paragraph" style:parent-style-name="Standard">
      <style:paragraph-properties fo:text-align="justify" style:justify-single-word="false"/>
      <style:text-properties fo:color="#000000" fo:language="es" fo:country="ES" officeooo:paragraph-rsid="002b41ca"/>
    </style:style>
    <style:style style:name="P22" style:family="paragraph" style:parent-style-name="Standard">
      <style:paragraph-properties fo:text-align="justify" style:justify-single-word="false"/>
      <style:text-properties fo:color="#000000" fo:language="es" fo:country="ES" fo:font-weight="normal" style:font-weight-asian="normal" style:font-weight-complex="normal"/>
    </style:style>
    <style:style style:name="P23" style:family="paragraph" style:parent-style-name="Standard">
      <style:paragraph-properties fo:text-align="justify" style:justify-single-word="false"/>
      <style:text-properties fo:color="#000000"/>
    </style:style>
    <style:style style:name="P24" style:family="paragraph" style:parent-style-name="Standard">
      <style:paragraph-properties fo:text-align="justify" style:justify-single-word="false"/>
    </style:style>
    <style:style style:name="P25" style:family="paragraph" style:parent-style-name="Standard">
      <style:paragraph-properties fo:margin-left="0cm" fo:margin-right="0cm" fo:text-align="justify" style:justify-single-word="false" fo:text-indent="0cm" style:auto-text-indent="false"/>
      <style:text-properties officeooo:rsid="000517b4" officeooo:paragraph-rsid="000517b4"/>
    </style:style>
    <style:style style:name="P26" style:family="paragraph" style:parent-style-name="Standard">
      <style:paragraph-properties fo:margin-left="0cm" fo:margin-right="0cm" fo:text-align="justify" style:justify-single-word="false" fo:text-indent="0cm" style:auto-text-indent="false"/>
      <style:text-properties officeooo:rsid="000517b4" officeooo:paragraph-rsid="0006ffe9"/>
    </style:style>
    <style:style style:name="P27" style:family="paragraph" style:parent-style-name="Standard">
      <style:paragraph-properties fo:margin-left="1.251cm" fo:margin-right="0cm" fo:text-align="justify" style:justify-single-word="false" fo:text-indent="0cm" style:auto-text-indent="false"/>
    </style:style>
    <style:style style:name="P28" style:family="paragraph" style:parent-style-name="Footer">
      <style:paragraph-properties fo:text-align="end" style:justify-single-word="false"/>
    </style:style>
    <style:style style:name="T1" style:family="text">
      <style:text-properties fo:background-color="transparent"/>
    </style:style>
    <style:style style:name="T2" style:family="text">
      <style:text-properties fo:language="es" fo:country="ES"/>
    </style:style>
    <style:style style:name="T3" style:family="text">
      <style:text-properties fo:background-color="#c5000b"/>
    </style:style>
    <style:style style:name="T4" style:family="text">
      <style:text-properties fo:font-weight="bold" style:font-weight-asian="bold" style:font-weight-complex="bold"/>
    </style:style>
    <style:style style:name="T5" style:family="text">
      <style:text-properties officeooo:rsid="000517b4"/>
    </style:style>
    <style:style style:name="T6" style:family="text">
      <style:text-properties officeooo:rsid="000640db"/>
    </style:style>
    <style:style style:name="T7" style:family="text">
      <style:text-properties officeooo:rsid="0006af0e"/>
    </style:style>
    <style:style style:name="T8" style:family="text">
      <style:text-properties officeooo:rsid="0006ffe9"/>
    </style:style>
    <style:style style:name="T9" style:family="text">
      <style:text-properties officeooo:rsid="00085d79"/>
    </style:style>
    <style:style style:name="T10" style:family="text">
      <style:text-properties officeooo:rsid="0008c084"/>
    </style:style>
    <style:style style:name="T11" style:family="text">
      <style:text-properties officeooo:rsid="00094166"/>
    </style:style>
    <style:style style:name="T12" style:family="text">
      <style:text-properties officeooo:rsid="000a4b78"/>
    </style:style>
    <style:style style:name="T13" style:family="text">
      <style:text-properties officeooo:rsid="000cfd60"/>
    </style:style>
    <style:style style:name="T14" style:family="text">
      <style:text-properties officeooo:rsid="000e7071"/>
    </style:style>
    <style:style style:name="T15" style:family="text">
      <style:text-properties officeooo:rsid="000e999d"/>
    </style:style>
    <style:style style:name="T16" style:family="text">
      <style:text-properties officeooo:rsid="000fd10b"/>
    </style:style>
    <style:style style:name="T17" style:family="text">
      <style:text-properties officeooo:rsid="001027d0"/>
    </style:style>
    <style:style style:name="T18" style:family="text">
      <style:text-properties officeooo:rsid="0011e1c0"/>
    </style:style>
    <style:style style:name="T19" style:family="text">
      <style:text-properties officeooo:rsid="00136a96"/>
    </style:style>
    <style:style style:name="T20" style:family="text">
      <style:text-properties officeooo:rsid="0013a889"/>
    </style:style>
    <style:style style:name="T21" style:family="text">
      <style:text-properties officeooo:rsid="0014c206"/>
    </style:style>
    <style:style style:name="T22" style:family="text">
      <style:text-properties officeooo:rsid="0014c7c2"/>
    </style:style>
    <style:style style:name="T23" style:family="text">
      <style:text-properties officeooo:rsid="00165902"/>
    </style:style>
    <style:style style:name="T24" style:family="text">
      <style:text-properties officeooo:rsid="001739e5"/>
    </style:style>
    <style:style style:name="T25" style:family="text">
      <style:text-properties officeooo:rsid="0017763b"/>
    </style:style>
    <style:style style:name="T26" style:family="text">
      <style:text-properties officeooo:rsid="00196154"/>
    </style:style>
    <style:style style:name="T27" style:family="text">
      <style:text-properties officeooo:rsid="001a4b36"/>
    </style:style>
    <style:style style:name="T28" style:family="text">
      <style:text-properties officeooo:rsid="001bb24c"/>
    </style:style>
    <style:style style:name="T29" style:family="text">
      <style:text-properties officeooo:rsid="001d7fae"/>
    </style:style>
    <style:style style:name="T30" style:family="text">
      <style:text-properties officeooo:rsid="001ef2f7"/>
    </style:style>
    <style:style style:name="T31" style:family="text">
      <style:text-properties officeooo:rsid="001f4885"/>
    </style:style>
    <style:style style:name="T32" style:family="text">
      <style:text-properties officeooo:rsid="00204e26"/>
    </style:style>
    <style:style style:name="T33" style:family="text">
      <style:text-properties officeooo:rsid="0020abd1"/>
    </style:style>
    <style:style style:name="T34" style:family="text">
      <style:text-properties officeooo:rsid="00229d7b"/>
    </style:style>
    <style:style style:name="T35" style:family="text">
      <style:text-properties officeooo:rsid="00248e92"/>
    </style:style>
    <style:style style:name="T36" style:family="text">
      <style:text-properties officeooo:rsid="002496b4"/>
    </style:style>
    <style:style style:name="T37" style:family="text">
      <style:text-properties officeooo:rsid="0025392a"/>
    </style:style>
    <style:style style:name="T38" style:family="text">
      <style:text-properties officeooo:rsid="0025f37d"/>
    </style:style>
    <style:style style:name="T39" style:family="text">
      <style:text-properties officeooo:rsid="0026ba8c"/>
    </style:style>
    <style:style style:name="T40" style:family="text">
      <style:text-properties officeooo:rsid="0027e605"/>
    </style:style>
    <style:style style:name="T41" style:family="text">
      <style:text-properties officeooo:rsid="0029a667"/>
    </style:style>
    <style:style style:name="T42" style:family="text">
      <style:text-properties officeooo:rsid="002b41ca"/>
    </style:style>
    <style:style style:name="T43" style:family="text">
      <style:text-properties officeooo:rsid="002bdc9c"/>
    </style:style>
    <style:style style:name="T44" style:family="text">
      <style:text-properties officeooo:rsid="002da63a"/>
    </style:style>
    <style:style style:name="T45" style:family="text">
      <style:text-properties officeooo:rsid="002f6618"/>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s/></text:p>
      <text:p text:style-name="P1"/>
      <text:p text:style-name="P2">Atribuir pensamientos a criaturas no lingüísticas </text:p>
      <text:p text:style-name="P2">Hacia una ontología</text:p>
      <text:p text:style-name="P1"/>
      <text:p text:style-name="P3">Se ha mostrado que no se puede proporcionar una base adecuada para la practica generalizada de atribuir pensamiento a criaturas no lingüísticas si nos restringimos a las herramientas que ofrece un el enfoque minimalista. Las consideraciones minimalistas del pensamiento sin lenguaje en términos perceptibles basado en proto-pensamientos entendiendo primero en términos de criaturas con habilidades para actuar en un entorno es sin duda todo lo que necesitamos para entender muchos tipos de comportamientos que mostramos en el capitulo 1 como candidatos para una explicación psicología. El resultado de capitulo 3, sin embargo, este enfoque no puede dar cuenta del pensamiento no lingüístico. Ellos son tipos de comportamiento del pensar que necesita de una explicación mucho mas cercano a la explicación de las actitudes proposicionales, una forma de explicar que involucre la atribución de pensamientos. Mientras que el enfoque minimalista intenta especificar el pensamiento no lingüístico que son fundamentalmente perceptuales y no proposicionales, parece como si, por lo menos para algunos casos de pensamiento no lingüístico, vamos a tener que participar en forma limitada de actitudes proposicionales psicológicas, la explicación del comportamiento por medio de la atribución de creencias y deseos. En este capítulo y el siguiente desarrollaremos un marco para el entendimiento de estas atribuciones.</text:p>
      <text:p text:style-name="P3"/>
      <text:p text:style-name="P3">Ofreceré una versión de la semántica de éxito, basado en la idea que el contenido de una creencia es <text:s/>condición de utilidad y el contenido de los deseos es condición de satisfacción. Esto se describe en la sección 4.1. <text:s/>Como se muestra en la sección 4.2, existen versiones de la semántica de éxito que generan problemas significativos de indeterminación que es bastante similar a la indeterminación de traducción radical de Quine (1960). Aplicando la semántica de sucesos no se da ninguna forma de distinguir entre diferentes pensamientos que podrían ser atribuidos en cualquier situación. En la parte principal de este capitulo (secciones 4.3 y 4.4) en que me ocupo de una de la dimensión de esta indeterminación, la indeterminación ontológica que se levanta de la necesidad de especificar como una criatura esculpe su medio ambiente. Los temas que se cruzan, como se mostrará, con los puntos planteados en el capitulo anterior sobre la necesidad de explicar como criaturas no lingüísticas representan y identifican particulares.</text:p>
      <text:p text:style-name="P3"/>
      <text:p text:style-name="P3">En las sección 4.3 las consideraciones de Quine de como una criatura puede hacer el movimiento desde <text:s/>experimentando un mundo compuesto de características a un mundo compuesto por cuerpos (los procesos en términos de reificación). Para Quine la reificación es fuertemente dependiente del lenguaje. <text:s/>El argumenta, en efecto, que la reificación se alcanza por un mecanismo lingüístico de referencia pronominal y cuantificación. Desarrollo un versión alternativa de la reificación basada en una compresión diferente de lo que es percibir algo como un cuerpo. La afirmación central es que percibir algunas cosas como cuerpos es percibir como sujeto</text:p>
      <text:p text:style-name="P3"/>
      <text:p text:style-name="P3"><text:bookmark text:name="result_box"/><text:span text:style-name="T2">Dice que, en efecto, que la reificación se logra a través de los mecanismos lingüísticos de referencia pronominal y de cuantificación. Puedo desarrollar una versión alternativa de la reificación sobre la base de una comprensión diferente de lo que es percibir algo como un cuerpo. La afirmación central es que percibir algo como un cuerpo es como perciben los sujetos un rango de orden superior principios físicos. En la sección 4.4 que muestran cómo esta comprensión de la reificación nos permite resolver el </text:span><text:soft-page-break/><text:span text:style-name="T2">problema de la indeterminación ontológica. La estructura esencial de la ontología de una criatura debe ser entendida en términos de los principios físicos de orden superior a la que está la percepción </text:span><text:span text:style-name="T2">sensible.</text:span></text:p>
      <text:p text:style-name="P3"/>
      <text:list xml:id="list2056077757" text:style-name="L1">
        <text:list-item>
          <text:list>
            <text:list-item>
              <text:p text:style-name="P17">Semántica de Éxito: problemas y perspectivas</text:p>
              <text:p text:style-name="P17"/>
            </text:list-item>
          </text:list>
        </text:list-item>
      </text:list>
      <text:p text:style-name="P3">La idea que propongo en esta sección es que los procesos de atribuir pensamientos es una forma de semántica de éxito, basado en la idea que creencias verdaderas son funciones de deseos a las acciones que causa que los pensadores se comporten de acuerdo a satisfacer sus deseos (Mellor 1991, Whyte 1990). La idea básica de la semántica de éxito es que el contenido de las creencias son dados por una condición de utilidad, esto es, la condición que para obtener varios deseos con que esta asociación sea satisfecha. En pocos palabras, <text:span text:style-name="T3">las creencias verdaderas causan acciones que satisfacen los deseos.</text:span></text:p>
      <text:p text:style-name="P3"/>
      <text:p text:style-name="P3">La semántica de éxito originada con un fugaz comentario de Frank Ramsey sobre las creencias de un pollo en su articulo de 1927 “Hechos y proposiciones”. El comenta que el pollo creía que un cierto tipo de oruga es venenosa debería ser equiparada con el pollo “absteniéndose de comer <text:s/>cada oruga sobre una consideración de experiencia desagradable conectada con estas” (Ramsey 1927[1978], 46). Generalizando el punto: “así cualquier conjunto de acciones para cuya utilidad P es es una condición necesaria y suficiente para ser llamado una creencia que P y así podría ser verdad si P, es decir, si son útiles” (46). Aunque defensores contemporáneos de la semántica de sucesos tienden a pensar que ellos son simplemente ampliaciones de la lo propuesto por Ramsey's (ver por ejemplo, Mellor 1991, 23), esto no puede ser correcto. Es difícil ver como la idea básica que las creencias verdaderas son funciones de deseos a acciones que permiten a los pensantes que se comportan de una manera que se conduzcan a la satisfacción de esos deseos se puede extraer de los comentarios de Ramsey's. Por un lado la propuesta de Ramsey's esta claramente comprometida con una forma fuerte de conductismo. Ramsey sugiere que debemos identificar la creencia de que P con el conjunto de acciones cuya utilidad viene dada por P. Pero hace una salida sin sentido de la idea que creencias verdaderos son funciones de deseos en las acciones. ¿Como puede un conjunto de acciones ser una función desde deseos a acciones? ¿Como, por esa tema, puede un conjunto de acciones combinadas con un deseo causar una acción? No obstante, el germen de la idea de las semántica de éxito esta claramente en Ramsey. Esta es el reclamo, primero, que <text:span text:style-name="T3">necesitamos acercarnos a las condiciones de verdad de las creencias por sus condiciones de utilidad, segundo, que estas condiciones de utilidad deberían ser entendidas en términos de las satisfacción de los deseos</text:span>.</text:p>
      <text:p text:style-name="P3"/>
      <text:p text:style-name="P4"><text:bookmark text:name="result_box7"/>Dos salvedades antes de seguir adelante. En primer lugar, no creo que la semántica de éxito puede ser empleado para dilucidar la naturaleza de la verdad en la forma en que Whyte, por ejemplo, ha argumentado. Él sugiere que "la verdad sólo es propiedad de la creencia que basta para conseguir lo que desea cuando usted actuar en consecuencia" (1990, 149). Esto parece invertir el orden real de explicación. Necesitamos una caracterización independiente de la verdad si la semántica éxito es ser verdaderamente con contenido. En segundo lugar, no estoy poniendo semántica éxito hacia adelante como una teoría semántica global que se aplique por igual a las creencias de las criaturas con lenguaje <text:s/>y las creencias de las criaturas no lingüísticas. Este es otro aspecto en el que difieren de los defensores contemporáneos de la semántica de éxito (aunque no de Ramsey en sí mismo). No hay perspectivas de que den cuenta de los sistemas de creencias complejas de la lengua que utilizan las criaturas en cuanto a la semántica de éxito, por la sencilla razón de que muchas de nuestras creencias tienen poco contacto directo con las acciones o deseos. Semántica éxito sólo puede ser plausiblemente se aplica a las criaturas de las cuales es justo decir que el papel de los estados doxásticos en su economía cognitiva es <text:soft-page-break/>asegura la satisfacción de sus deseos, y que simplemente no es verdad del lenguaje que utilizan los seres humanos. Como muestro en detalle en los capítulos 8 y 9, la adquisición del lenguaje se abre una enorme gama de tipos de pensamiento que pone a los usuarios de lenguaje más allá del ámbito de la semántica de éxito.</text:p>
      <text:p text:style-name="P6"><text:bookmark text:name="result_box8"/>A veces se objeta que la semántica de éxito se ve amenazado por la circularidad, ya que es imposible dar el contenido de los deseos sin presuponer el contenido de las creencias (manteniendo, por ejemplo, que la satisfacción-condición de un deseo es que la situación garantice que obtener si el deseo combinado con creencias verdaderas a causa de una acción). Sin embargo, hay formas de especificar el contenido de un deseo que no impliquen ningún tipo de circularidad tal, es decir, en términos del estado de cosas que haría que el deseo de cese. Al pensar en el contenido de un deseo tenemos que empezar a con la idea de una satisfacción acondicionado. La satisfacción de la condición de un deseo es un análogo directo de las condiciones de verdad de una creencia. Así como la condición de verdad de una creencia es el estado de cosas que haría verdadera, la satisfaction-condition de un deseo es el estado de cosas que lo satisfagan. Y así como el contenido de una creencia viene dada por el estado de las cosas que la hace verdadero, el contenido de un deseo viene dado por el estado de cosas que lo satisfacen (Whyte, 1991) . ¿Qué hace que una criatura desee un deseo de alimentos que sería satisfecha por la obtención de alimentos de esa criatura? ¿Qué se considera satisfacción? Mas sin rodeos, el deseo es satisfecho cuando la conducta a la que dio lugar cesa. Por supuesto, no cualquier cese de la conducta se considerará como una satisfacción del deseo. El comportamiento a la que mi deseo por la comida da lugar también puede ser llevado a un alto, si alguien me ofrece una gran suma de dinero para quedarse quieto, pero mi deseo por la comida que no fue ipso facto satisfecho. El cese de la conducta ha de llevarse a cabo de la manera correcta. Volveré sobre esto en breve.</text:p>
      <text:p text:style-name="P5"/>
      <text:p text:style-name="P6"><text:bookmark text:name="result_box9"/>Dretske se ha opuesto a las explicaciones de los contenidos de deseo en cuanto a su satisfacción de las condiciones. Toma el ejemplo del deseo que debe ser invocado para explicar por qué un conejo (PJ) se lame el pico de una botella de agua unido a su jaula:</text:p>
      <text:p text:style-name="P5"/>
      <text:p text:style-name="P10"><text:bookmark text:name="result_box10"/>PJ en realidad no puede conseguir lo que quiere. Si la botella de agua está vacío, lame el pico para conseguir agua, pero este objetivo de conseguir el agua nunca se alcanzó. Esto no le impide propósito de PJ en lamer el caño. Que no impide que el agua, o que le entre agua, de ser el objetivo del estado interno (D), que ahora está activa en la producción de los movimientos de lamer. Por lo que hace que el agua que es el objetivo de este estado no se va a satisfacer (tal vez nada va a satisfacer), pero el hecho de que hace el agua de refuerzo, hace que el agua del tipo de resultado que tiende a promover el comportamiento que conduce a ella. Y lo que hace que este estado, y el hecho de que es, en este sentido, para el agua, explicativamente relevantes a la corriente del PJ comportamiento de lamer, es el hecho de que D fue contratado como una de las causas (parcial) de los movimientos de lamer, porque los movimientos resultaron en el agua . (Dretske 1988, 128)</text:p>
      <text:p text:style-name="P13"/>
      <text:p text:style-name="P16"><text:bookmark text:name="result_box11"/><text:span text:style-name="T2">La Objeción de Dretske de especificar el contenido del deseo PJ en cuanto a su satisfacción-condición es que el deseo puede no ser satisfecha. Su sugerencia de la competencia es que el contenido de un deseo viene dado por la situación que refuerza las acciones a las que deseo que da lugar (siempre que las condiciones de fondo son las mismas). Pero ninguna de las las objeciones de Dretske a la explicación de la satisfacción-condiciones ni sus alternativas son convincentes. El problema de hacer la noción de refuerzo central para determinar el contenido de los deseos es que es muy restrictiva. Dretske como reconoce el mismo en la última frase del párrafo citado, una explicación basada en el refuerzo de los contenidos de deseo sólo puede acomodar a los objetivos que han experimentado como refuerzos en </text:span><text:soft-page-break/><text:span text:style-name="T2">el pasado ("el deseo que explica el comportamiento es un deseo de cualquier resultado pasado figuraba como una de las causas de la estructuración de la conducta "[129]). Esto implica que los deseos pueden surgir nuevas sólo por casualidad, cuando una conducta pasa a dar lugar a un resultado feliz y la criatura en cuestión está motivado para repetir ese comportamiento (como en [1952] Jean Piaget la noción de una reacción circular secundaria). Este resultado se debe evitar en lo posible, y es una suerte que su objeción a la explicación de la satisfacción-condición es menos que convincente. La posibilidad </text:span><text:span text:style-name="T2">de negar que el deseo no puede ser satisfecho no debe tener más de un obstáculo a la especificación de su contenido en términos de lo que se satisfacen de la posibilidad de que una creencia no puede ser verdad debe estar en la forma de especificar su contenido en términos de lo que lo hace verdadero. El punto no es lo que va a satisfacer el deseo, pero qué es lo que lo satisfacer (y no lo hace verdad, pero lo que la haría verdadera).</text:span></text:p>
      <text:p text:style-name="P5"/>
      <text:p text:style-name="P6"><text:bookmark text:name="result_box12"/>Sin embargo, la noción de refuerzo tiene un papel que desempeñar en la determinación del contenido del deseo. Como Whyte se ha dado cuenta (1991), podemos emplear para resolver el problema mencionado anteriormente, a saber, el problema de especificar el tipo adecuado de las circunstancias en que el cese del deseo generado por el comportamiento que indican el contenido del deseo. Como él mismo dice, "el deseo se satisface si y sólo si su desaparición refuerza la disposición a actuar de la manera que hizo que desapareciera" (1991, 68). Utilizando el concepto de refuerzo de esta manera no limita el posible contenido de los deseos de los objetivos que se han experimentado como refuerzos en el pasado, evitando así el problema central en la teoría de Dretske.</text:p>
      <text:p text:style-name="P5"/>
      <text:p text:style-name="P6"><text:bookmark text:name="result_box13"/>Esta explicación de las condiciones-satisfacción de los deseos revela una razón más para pensar que la semántica de éxito no puede extenderse más allá del ámbito de lo no lingüística. El modelo sólo funciona para los deseos relativamente simple. De hecho, funciona mejor para los apetitos básicos (y no es casualidad, por supuesto, que las discusiones publicadas de la semántica de éxito tienden a concentrarse en los mismos). Hay un sentimiento muy claro que podemos identificar cuando la conducta asociada con el deseo de comida cesa y por lo tanto trabajar hacia atrás para su satisfacción-condición. Pero una de las muchas ventajas cognitivas posible gracias a la adquisición del lenguaje es, precisamente que mantener deseos para este modelo sencillo de cese y la satisfacción es completamente inadecuado. Para dar sólo un ejemplo, voy a mostrar en los capítulos 8 y 9 que la adquisición de un lenguaje que hace posible la reflexión crítica sobre el pensamiento propio. Una criatura capaz de un pensamiento crítico sobre sus propios deseos es, ipso facto, capaz de deseos de segundo orden sobre los deseos que debería tener. Sin embargo, sólo el más sencillo y directo deseos de segundo orden se puede entender en términos de estados de cosas que puedan conducir a su cese. Algunos deseos de segundo orden están dirigidos a específicos deseos de primer orden y por lo tanto se puede entender como los estados que cesarán cuando los deseos de primer orden vienen a ser. Sin embargo, muchos deseos de segundo orden tienen una duración indefinida. Esos deseos no son deseos específicos de uno quiere tener, sino de la clase de persona que uno quiere ser. Deseos de segundo orden como estos no llegan a su fin, y su satisfacción no es todo o nada.</text:p>
      <text:p text:style-name="P6"/>
      <text:p text:style-name="P5"><text:bookmark text:name="result_box14"/><text:span text:style-name="T2">Tomado como una teoría aplicable únicamente a la conducta de las criaturas no lingüísticas, sin embargo, la semántica de éxito tiene varias ventajas notables. La primera es de orden epistemológico. Semántica de éxito ofrece respuestas simultáneas a dos cuestiones: la cuestión de lo que una creencia no lingüísticas consiste y en la cuestión de cómo vamos a ir sobre la determinación del contenido de esa creencia no lingüísticas. Como he mostrado en el capítulo 2, ninguna teoría aceptable de los pensamientos de las criaturas no lingüísticas se puede separar la dimensión constitutiva de la dimensión epistemológica. Este fue uno de los principales defectos del lenguaje de la teoría del pensamiento. Por </text:span><text:soft-page-break/><text:span text:style-name="T2">el contrario, las dos dimensiones están íntimamente relacionados en la semántica de éxito. La condición de la utilidad de una creencia en una situación particular está totalmente abierta a la perspectiva de tercera persona del etólogo o un psicólogo del desarrollo. Por otra parte, la semántica de éxito no cae en la dificultad básica que afecta a teorías como la semántica de covarianza causal (Fodor 1987) y teleosemantics (Dretske 1988, Millikan, 1984). La característica de estas teorías es que trabaja llendo hacia atrás desde el vehículo a los contenidos, que caracterizan el contenido en términos de una relación entre el vehículo y las características del entorno distal de una manera que requiere ser capaz de identificar el vehículo independientemente de la identificación de los contenidos. Como he mostrado </text:span><text:span text:style-name="T2">en el capítulo 2 (sección 2.3), tales teorías son propensos a graves dificultades epistemológicas, porque no podemos identificar un vehículo de representación sin fijar sus propiedades semánticas.</text:span></text:p>
      <text:p text:style-name="P5"/>
      <text:p text:style-name="P6"><text:bookmark text:name="result_box15"/>Una segunda ventaja de la semántica de éxito es que ofrece una forma clara de capturar como una criatura esta en sintonía con su entorno sin hacer afirmaciones inverosímiles en el ámbito de los vehículos de representación. De acuerdo con las diferentes versiones de teleosemantics, por ejemplo, la iniciación de una criatura de su nicho ambiental en es una función directa del hecho de que los diversos elementos del sistema de representación subpersonal han evolucionado para rastrear ciertas características del ambiente distante. Este se encuentra con algunos de los problemas identificados en el capítulo anterior de la teoría minimalista del pensamiento lingüístico. En particular, muchos tipos de comportamiento inteligente que piensa presentarse en situaciones nuevas, en donde conceptos evolutivos de función adecuado no parecen obtener un control. La sintonía con el medio ambiente surge en el nivel del organismo, en lugar del nivel subpersonal de vehículos de representación. Es decir, un organismo puede estar en sintonía con el medio ambiente de una manera que le permita operar de manera eficiente y con éxito, a pesar de que no ha habido una presión selectiva para la sensibilidad a nivel subpersonal a las características relevantes del entorno distal. Sintoniza exitosamente con una situación concreta puede surgir de la combinación de diferentes heurísticas<text:note text:id="ftn1" text:note-class="footnote"><text:note-citation>1</text:note-citation><text:note-body><text:p text:style-name="Footnote"><text:span text:style-name="T4">Heurística</text:span> es la capacidad de un sistema para realizar de forma inmediata innovaciones positivas para sus fines. La capacidad heurística es un rasgo característico de los humanos, desde cuyo punto de vista puede describirse como el arte y la ciencia del descubrimiento y de la invención o de resolver problemas mediante la creatividad y el pensamiento lateral o pensamiento divergente.</text:p></text:note-body></text:note> y capacidades de representación para las que presiones selectivas que eran completamente diferentes. En el caso extremo podría ser, como en los casos señalados con atención de Stephen Jay Gould, un completo sub-producto de la adaptación a otra cosa (Gould y Lewontin, 1979).</text:p>
      <text:p text:style-name="P5"/>
      <text:p text:style-name="P6"><text:bookmark text:name="result_box16"/>Tal vez la principal ventaja de la semántica de éxito, sin embargo, es que ofrece las condiciones de verdad (a través de las condiciones de utilidad). Semántica éxito comienza en el nivel del pensamiento completo, en lugar de a nivel de componentes de contenido individual constituyentes. Las teorías causales de covarianza han destinado en primer lugar la cuestión de cómo los individuos y las propiedades son representadas mentalmente, pero no se han ofrecido explicaciones de cómo estas representaciones se combinan para generar un pensamiento. La característica definitoria de un pensamiento es que es verdad-evaluables. Los pensamientos son cosas que pueden ser o verdaderas o falsas, ya que representan estados de cosas como la celebración (holding). Estos estados de cosas son entonces las condiciones de verdad. Sin embargo, es claro que mostrando simultánea en la mente de una representación de la propiedad y una representación de objeto no es suficiente para generar la idea de que el objeto en cuestión tiene la propiedad en cuestión, de ahí que determinar cuáles son las condiciones de verdad. Esto se puede ver con mayor facilidad cuando se trata de propiedades relacionales que son asimétricas. Muestras simultáneas de la representación mental de dos lugares relación propiedad y dos representaciones del objetos completamente indeterminado cuál es el objeto-<text:soft-page-break/>representación va a ocupar el lugar que en la propiedad-representación. Esto es, por supuesto, el tradicional problema de la unidad de la proposición, que podría ser descrito en términos actuales como el problema de la unificación de los pensamientos. No hay tal problema en la semántica éxito, ya que se inicia a partir de pensamientos completos/condiciones-verdad.</text:p>
      <text:p text:style-name="P6"/>
      <text:p text:style-name="P7">4.2 Semántica de éxito y La interpretación radical</text:p>
      <text:p text:style-name="P5"/>
      <text:p text:style-name="P5"><text:bookmark text:name="result_box17"/><text:span text:style-name="T2">La condición de la utilidad de una creencia, como he discutido hasta ahora la idea, es simplemente un estado de cosas, es decir, el estado de cosas cuya explotación traerá consigo la satisfacción de los deseos con la que está unida esa creencia. La satisfacción-condición de un deseo es igualmente a un <text:s/>estado de cosas, es decir, el estado de cosas que se extinguen de manera adecuado al comportamiento que el deseo ha dado lugar. Sin embargo, la identificación de estos estados de cosas es sólo el primer paso en el proceso de dar una explicación psicológica en el nivel no lingüístico. También tenemos que saber cómo la criatura en cuestión registra ese estado de cosas, que toman para ser los componentes de dicho estado de cosas y cómo puede ser que los localicen en diferentes contextos. Cuando se trata de lenguaje que utilizan las criaturas con las que creemos que comparten un marco conceptual, podemos presumir que su perspectiva del mundo es muy similar a la nuestra. Por lo que son capaces de moverse sin ningún problema desde la identificación de la condición de utilidad relevante o satisfacción-condición de especificar el contenido de una creencia o un deseo apropiado. Nuestra especificación del contenido, simplemente utiliza el aparato conceptual que nosotros mismos empleamos para caracterizar el estado relevantes de los asuntos. Esto, por supuesto, se debe a que podemos presumir que nuestros compañeros <text:s/>usuarios del lenguaje aprehender un mundo compuesto de más o menos el mismo tipo de objetos que percibimos y la obediencia a la misma clase de leyes.</text:span></text:p>
      <text:p text:style-name="P5"/>
      <text:p text:style-name="P6"><text:bookmark text:name="result_box18"/>Pero no hay motivos para hacer un supuesto similar, cuando se trata de las creencias y los deseos de las criaturas no lingüísticas. Una fuente importante para la resistencia que muchos teóricos han expresado a la atribución de creencias y deseos de las criaturas no lingüísticas es la idea de que cualquier atribución como inevitable e ilegítimamente utilizar nuestro propio marco conceptual y las formas de categorizar el mundo en la caracterización de los estados psicológicos de criaturas que bien puede tener una forma completamente diferente de categorizar el mundo. Y sin duda es cierto que incluso una vez que han identificado una utilidad/satisfacción-condiciones, será engañoso para especificar los estados relevantes de las cosas de una manera que presupone sin discusión nuestro propio marco conceptual. Cuando nos enfrentamos con el comportamiento de las criaturas no lingüísticas e intente mover hacia atrás a partir de que el comportamiento a lo que ellos creen y desean, que son en muchos aspectos en la opinión de Quine un campo lingüistico en el que se afrontar un lenguaje completamente desconocido sobre el que la sintaxis y la semántica de las que no se tiene absolutamente ninguna pista (Quine 1960).</text:p>
      <text:p text:style-name="P5"/>
      <text:p text:style-name="P6"><text:bookmark text:name="result_box19"/>La tarea del lingüista de campo es la de traducir el lenguaje a su propio lenguje. Él comienza, por supuesto, con frases que parecen más cercanos a las observaciones de hechos sobre el medio ambiente perceptible, tratando de correlacionar expresiones con los estados de los asuntos en los que parecen ser los comentarios.</text:p>
      <text:p text:style-name="P5"/>
      <text:p text:style-name="P11"><text:bookmark text:name="result_box20"/>Las frases primera y seguramente traducido en este caso son las clave para presentar eventos que son visibles para el lingüista y su informante. Un conejo corretea por el nativo dice "gavagai", y el lingüista anota la frase "Rabbit" (o "He aquí, un conejo") como traducción tentativa, sujeta a prueba en los casos más. (Quine 1960, 29).</text:p>
      <text:p text:style-name="Standard"/>
      <text:p text:style-name="P5"><text:soft-page-break/>La prueba es necesaria para descartar la alternativa de las traducciones disponibles. El nativo podría haber sido objeto de comentarios sobre la presencia de alimentos, o en la presencia de un animal, o en el color del conejo. Parece plausible que estas ambigüedades pueden ser resueltos teniendo en cuenta otras situaciones en que "gavagai" se pronuncia, así como lo que dice el nativo cuando se enfrentan a cosas que son animales, pero no los conejos, así como la no-conejo-como los objetos que pasan ser del mismo color que el conejo original:</text:p>
      <text:p text:style-name="P5"/>
      <text:p text:style-name="P11">La ley general con la que es asemblado los casos es más o menos que el nativo da su consentimiento a "gavagai" en sólo los estímulos bajo el cual, si se le pide, que el asienta "Rabbit" y en consecuencia para el disenso. (Quine 1960, 30).</text:p>
      <text:p text:style-name="P5"/>
      <text:p text:style-name="P6"><text:bookmark text:name="result_box21"/>Principal punto de Quine es que no hay manera de determinar la forma de ir más allá de esta ley general. Aparte de las indeterminaciones semánticas locales que el traductor radical puede resolver de una manera que he considerado, son globales indeterminaciones ontológica que no se prestan al mismo tratamiento. El simple hecho de que hay ciertas frases que inspiran idénticos patrones de asentimiento y disentimiento de traductor y nativos a través de una amplia gama de situaciones estimulantes (para que sean lo que Quine llama estímulo sinónimos) no garantiza siquiera la coextensiveness de los términos relevantes:</text:p>
      <text:p text:style-name="P5"/>
      <text:p text:style-name="P10"><text:bookmark text:name="result_box22"/>En efecto, considera "gavagai". Quién sabe si los objetos a los que este término se aplica no son los conejos, después de todo, ¿o pero las etapas simples o breves segmentos temporales, de los conejos? En cualquier caso el estímulo situaciones que la sugerencia asentimiento para "gavagai" sería el mismo que el "Conejo". O tal vez los objetos a los que "gavagai" se aplica <text:s/>son todos y diversos no separados partes de los conejos: de nuevo el significado del estímulo se registra ninguna diferencia. Cuando de la igualdad de los significados de estímulo "gavagai" y "Rabbit" el lingüista salta a la conclusión de que una “gavagai” es un conejo como un todo, él <text:s/>da por sentado que el nativo es bastante como nosotros a tener un plazo breve y general de conejos y no hay término general para las fases o partes de conejo. (Quine 1960, 51-52).</text:p>
      <text:p text:style-name="P11"/>
      <text:p text:style-name="P13"><text:bookmark text:name="result_box23"/>El problema aquí es si uno de los términos son nombres comunes que dividen a su referencia de una forma estándar (por ejemplo, "conejo") o si se divide su referencia de un modo no estándar o si no <text:s/>divide a su referencia en absoluto. Esto es, por supuesto, una cuestión ontológica. El problema es cómo determinar si se debe traducir a un lenguaje que refleja un conjunto de categorías ontológicas.</text:p>
      <text:p text:style-name="P16"/>
      <text:p text:style-name="P16"><text:bookmark text:name="result_box24"/><text:span text:style-name="T2">Quine se considera que esta indeterminación ontológica no puede ser resuelto y argumenta de que la indeterminación general del significado lingüístico. Hay serias dudas que se le pregunte acerca de si la traducción radical, posiblemente, podría ser objeto de una indeterminación ontológica tan radical como Quine sugiere y, por supuesto, acerca de la inferencia de indeterminación de la traducción a la indeterminación del significado lingüístico. Gareth Evans, por ejemplo, ha argumentado que ciertos tipos de combinación y la negación de los predicados, sería imposible de entender en una lengua cuya forma general no dividen su referencia a los objetos físicos (Evans, 1975; y ver Wright 1997 para mayor discusión). Sea como fuere, está claro que un conjunto paralelo de preguntas planteadas por la interpretación del comportamiento de las criaturas no lingüísticas. El psicólogo del desarrollo, el comportamiento de animales, o etólogo cognitivo es exactamente en la posición de un traductor radical </text:span><text:span text:style-name="T2">idealizada, con la utilidad/satisfacción-condiciones correspondiente a la situación de estímulo del lingüista de campo. Hay muchas formas de estímulo sinónimo de especificar la condiciones de utilidad, diferentes maneras de describir el estado de cosas que son compatibles con su bienestar como resultado </text:span><text:soft-page-break/><text:span text:style-name="T2">la satisfacción de los deseos de la criatura. Precisamente las preguntas que Quine plantea para el traductor radical surgen para el conductista etólogo o animal, ni siquiera una vez una condición de utilidad se ha identificado dentro de un marco propio de la consistencia ontológica del etólogo. Estas son preguntas acerca de cómo especificar que condiciones de utilidad para reflejar la forma en que la criatura esculpe el entorno que experimenta-cómo se digitaliza la información analógica derivada de la percepción.</text:span></text:p>
      <text:p text:style-name="P16"/>
      <text:p text:style-name="P15"><text:bookmark text:name="result_box25"/><text:span text:style-name="T5">La cuestión de la indeterminación ontológica es más visible una </text:span><text:span text:style-name="T7">materia</text:span><text:span text:style-name="T5"> de los tipos de términos singulares y los nombres comunes que se pueden emplear en atribuir pensamientos</text:span><text:span text:style-name="T6">-</text:span><text:span text:style-name="T5">contenidos no lingüísticos para las criaturas, que por supuesto tendrá consecuencias para la estructura predicational y la composicionalidad del lenguaje empleado para atribuir contenido. La determinación de una ontología, si es realmente posible, permite una extracción inicial de indeterminación. Esto nos coloca en una posición de descuento como expresión de</text:span><text:span text:style-name="T7">l pensamiento en </text:span><text:span text:style-name="T8">cuestión</text:span><text:span text:style-name="T5"> que se trate todas aquellas oraciones cuya términos singular y nombres comunes no seleccionar los individuos de la categoría ontológica adecuada. </text:span><text:span text:style-name="T7">¿</text:span><text:span text:style-name="T5">Pero en realidad es posible determinar una ontología de las criaturas no lingüísticas?</text:span></text:p>
      <text:p text:style-name="P25"/>
      <text:p text:style-name="P14"><text:bookmark text:name="result_box26"/><text:span text:style-name="T5">Competir ortodoxias filosóficas nos empujan en direcciones diferentes. Para los filósofos influenciados por Quine, no puede haber una determinación de una ontologías, </text:span><text:span text:style-name="T9">una indeterminación radical</text:span><text:span text:style-name="T5"> </text:span><text:span text:style-name="T9">no se puede eliminar</text:span><text:span text:style-name="T5">. Para otro grupo de filósofos, la ontología de la mente</text:span><text:span text:style-name="T10">-</text:span><text:span text:style-name="T5">independiente </text:span><text:span text:style-name="T10">persistiendo o</text:span><text:span text:style-name="T5">bjetos </text:span><text:span text:style-name="T10">permanentes en</text:span><text:span text:style-name="T5"> causales, espaciales y temporales </text:span><text:span text:style-name="T10">relaciones</text:span><text:span text:style-name="T5"> que en cierto sentido es una condición necesaria del pensamiento genuino (Evans 1975, Strawson 1959). Este punto de vista es esencialmente neo-kantiano. Ambos puntos de vista se oponen a la determinación de una ontología de las criaturas no lingüísticas, el primero por razones obvias y el segundo porque parece francamente increíble que los animales y los bebés no lingüístico</text:span><text:span text:style-name="T11">s</text:span><text:span text:style-name="T5"> debe repartirse el mundo exactamente de la misma manera que el lenguaje </text:span><text:span text:style-name="T11">en la que</text:span><text:span text:style-name="T5"> los humanos adultos lo hacen.</text:span></text:p>
      <text:p text:style-name="P26"/>
      <text:p text:style-name="P15"><text:bookmark text:name="result_box27"/><text:span text:style-name="T5">Como llevo a cabo en el resto del capítulo, sin embargo, hay una falsa oposición aquí. No es el caso <text:s/>que sólo </text:span><text:span text:style-name="T12">ontologías</text:span><text:span text:style-name="T5"> determinadas </text:span><text:span text:style-name="T12">son</text:span><text:span text:style-name="T5"> centrada</text:span><text:span text:style-name="T12">-</text:span><text:span text:style-name="T5">objeto en el sentido fuerte de la participación independiente</text:span><text:span text:style-name="T12">-</text:span><text:span text:style-name="T5">mente persist</text:span><text:span text:style-name="T12">iendo objetos</text:span><text:span text:style-name="T5"> </text:span><text:span text:style-name="T12">permanentes</text:span><text:span text:style-name="T5"> en las relaciones causales, espaciales y temporales entre sí. Hay un amplio espectro de las ontologías posibles de aproximación en diferentes grados a la ontología de pleno derecho con el que estamos familiarizados con la tradición neo-kantiana de la filosofía. Ontologías diferentes serán apropiados para las diferentes especies, así como, por supuesto, para las diferentes etapas de desarrollo dentro de una sola especie. La identificación de una ontología será el primer paso en la captura, a nivel de sentido, el contenido determinado de pensamientos no lingüísticas.</text:span></text:p>
      <text:p text:style-name="P26"/>
      <text:list xml:id="list2078313701" text:style-name="L2">
        <text:list-item>
          <text:list>
            <text:list-item>
              <text:p text:style-name="P18">Dos tipos de Reificación</text:p>
              <text:p text:style-name="P18"/>
            </text:list-item>
          </text:list>
        </text:list-item>
      </text:list>
      <text:p text:style-name="P3">Como se desprende en el capítulo anterior, hay una importante distinción entre funciones-colocación y particular-participación implican niveles de experiencia. La transición desde funciones-colocación a la experiencia particular-participación se lleva a cabo en muchas especies, incluida la nuestra. Yo, después de Quine, llame esta transición el proceso de la reificación. Los detalles de cómo esta medida puede llevarse a cabo no han recibido mucha la atención de filósofos, si bien hay cuestiones importantes relativas a la condiciones previas de la reificación y las capacidades cognitivas de los que depende. La teoría más desarrollada en esta área es el relato de Quine en varios escritos (1960,1974, 1995) de lo que él llama la psicogénesis de la reificación. Quine esboza un relato de cómo la reificación puede ocurrir <text:soft-page-break/>en términos que son decididamenten dependientes del idioma. En esta sección voy a explorar esta cuestion, explicar por qué plantea problemas para la teoría del pensamiento lingüístico, a continuación, ofrecer una alternativa. Como muestro en el final de esta sección, la alternativa propuesta ofrecerá una manera de pensar acerca de diferentes ontologías en el ámbito lingüístico y trabajando hacia una resolución de la problema de indeterminación identificados en la sección anterior.</text:p>
      <text:p text:style-name="P3"/>
      <text:p text:style-name="P3"><text:bookmark text:name="result_box1"/><text:span text:style-name="T2">La afirmación clave en la cuenta de Quine es que la reificación implica algo más que la percepción de </text:span><text:span text:style-name="T2">los grupos de funciones. Evidentemente, es una condición necesaria para percibir el mundo como dividido en cuerpos que un perceptor sea capaz de reconocer que características son yuxtaponen en un solo lugar, que el perceptor sea capaz de responder a la presencia de grupos de elementos, así como a las características individuales. A percibir un cuerpo es percibir una agrupación compacta de características visualmente detectable y reconocer que ese grupo está asociado con rasgos más detectable en las diferentes modalidades sensoriales. Un cuerpo es un conjunto de propiedades. Pero un cuerpo es no sólo un conjunto de propiedades. Un cuerpo es una cosa que tiene ciertas propiedades. La<text:line-break/>agrupación simple de características </text:span><text:bookmark text:name="result_box2"/><text:span text:style-name="T2">yuxtapuestas pueden ser percibido inmediatamente, sino llegar a<text:line-break/>reificación genuina es necesario que haya un entendimiento (que puede o no puede ser<text:line-break/>puramente perceptual) de una forma de coinstantiation más fuerte que un simple espacio-temporal<text:line-break/></text:span><text:span text:style-name="T2">coinstantiation</text:span><text:span text:style-name="T2"><text:note text:id="ftn2" text:note-class="footnote"><text:note-citation>2</text:note-citation><text:note-body><text:p text:style-name="Footnote">http://en.wikipedia.org/wiki/Instantiation</text:p></text:note-body></text:note></text:span><text:span text:style-name="T2">.</text:span></text:p>
      <text:p text:style-name="P3"/>
      <text:p text:style-name="P3"><text:bookmark text:name="result_box3"/><text:span text:style-name="T2">Podría ayudar a centrar la cuestión aquí mediante una comparación con una dificultad bien conocida en la neurofisiología de la percepción. Se ha establecido que diferentes características perceptivas son procesados en las diferentes áreas de la corteza visual (Zeki, 1993). Esto plantea la pregunta (el problema de la unificación) de cómo y dónde las diferentes corrientes de procesamiento se unen de una manera que permita nuestra experiencia fenomenológica de los objetos unificado (para una revisión ver al Treisman 1996). Que el proceso de unión puede ir mal se muestra por la posibilidad de inducir conjunciones ilusorias en el que se percibe una característica de un objeto como una función de otro. Tales conjunciones ilusorias se producen cuando las exposiciones son breves y los sujetos se les impide centrar su atención en cada objeto a su vez. En un experimento (Treisman y Schmidt, 1982) los sujetos se presentaron brevemente con una serie de letras de colores limitada a cada lado por un dígito y le dijo de antemano que la tarea sería la de determinar los dígitos que flanquean. La matriz se muestra por 300 ms, tiempo suficiente para que los sujetos atender a los dígitos y tener éxito en la identificación de ellos. Cuando los sujetos se les pide que informen sobre la correspondencia entre las cifras que flanquean regularmente mezclar formas y colores, de modo que las letras se identifican correctamente, pero con los colores equivocados. Los sujetos correctamente seleccionar todas las características relevantes de la matriz, la percepción amplia gama de formas y colores presentados visualmente. Pero ponerlos juntos (se unen los mismos) en el camino equivocado. Una manera de describir la diferencia entre un cuerpo y un montón de propiedades sería decir que este problema no vinculante característica es el único problema vinculante. Una solución al problema de la unificación de características todavía sólo nos dan un </text:span>haz<text:span text:style-name="T2"> de elementos. No sería suficiente para asegurar nuestra experiencia de un mundo de objetos. Algo más se necesita añadir. Un problema aún más vinculante debe ser resuelto.</text:span></text:p>
      <text:p text:style-name="P3"/>
      <text:p text:style-name="P4"><text:bookmark text:name="result_box4"/>El punto surge desde un ángulo diferente si tenemos en cuenta el tipo de generalizaciones que pueden ser entretenidos en el nivel función-colocación, que Quine llama categóricos observación: las asociaciones de características a lo largo de la línea de "Donde hay amarillo, hay comida" o "Cuando hay gruñir, el peligro está cerca”. Está claro, como Quine comentarios (1995, 25), que observaciones <text:soft-page-break/>categóricas se producen en el nivel más básico de aprendizaje inductivo y, además, puede ser completamente asociación-impulsada. Hay una diferencia clara entre estas generalizaciones características-basadas y las generalizaciones particular-corresponde: "las cosas amarillas proporcionan alimento" o "cosas gruñir son peligrosos." Lo más importante, la verdad de la observación pertinente categórico es totalmente compatible con la falsedad de los asociados a generalización particular-correspondiente. Es muy posible que la presencia de amarillo es una señal infalible de la presencia de alimentos, pero esto es perfectamente compatible con algunas de las cosas amarilla no se está comestible, pero siempre va acompañada de las cosas comestibles. Del mismo modo, gruñendo de forma fiable podría ser señal de peligro a pesar de que el peligro no proviene de la criatura que está haciendo el gruñido. Sin embargo, esta distinción no está disponible para las criaturas que operan únicamente en el nivel función-colocación. ¿que pondría hacer esto posible? ¿Cómo puede una criatura cambiar de observación categoricals a generalizaciones particular-corresponde? En Quine vemos que el cambio se hace con la adquisición del aparato lingüístico de la cuantificación.</text:p>
      <text:p text:style-name="P3"><text:s text:c="4"/></text:p>
      <text:p text:style-name="P9">El salto crucial a la reificación de los cuervos puede ser alcanzada por mejorando nuestra aproximación por cambiando “there” (hay, allí, ahí, allá, para allá) a “it”: “Siempre que hay un cuervo, este es un cuervo negro”; “Todos los cuervos son negros”. El pronombre “it” (lo, ella, él, la, le, ello, eso, aquélla, aquél) es un nuevo enlace vital entre las frases de componente observación “Cuervo” o “He aquí, un cuervo” y “Negreo” o “He aquí, negro”. Postula portadores comunes de los dos ragos, cuervo-capucha (Ravenwood) y negro. Los portadores son cuervos, cuerpos. Veo esta <text:span text:style-name="T18">construcción</text:span> pronominal como el logro de los objetivos de referencia.</text:p>
      <text:p text:style-name="P3"/>
      <text:p text:style-name="P3">Segun Quine la reificación se alcanza mediante al adquisición de las herramientas lingüísticas que permiten el percetor/pensador moverse mas allá de la yuxtaposición de funciones y enlazar esto bulto junto a los cuerpos. Estas herramientas no son, como una podría pensar de inmediato el aparato de nombres propios y nombres comunes. Un niño puede emplear un nombre propio correcto para referirse a una función y e<text:span text:style-name="T2">l empleo sólo de un nombre común no es un índice de la reificación, como lo demuestra el propio ejemplo de Quine de la frase "Siempre que hay un cuervo no es un cuervo negro", que pueden ser utilizados de una manera que simplemente asocia las características de la negritud y cuervo-capucha (Ravenwood), en lugar de cuantificar sobre el dominio de los cuervos. Los nombres propios sólo alcanzan la reificación cuando se presenten dentro del ámbito de referencia pronominal y cuantificación.</text:span></text:p>
      <text:p text:style-name="P3"/>
      <text:p text:style-name="P4"><text:bookmark text:name="result_box5"/>Observaciones sugestivas de Quine dejar muy claro que la teoria del pensamiento no lingüístico necesario como mínimo para demostrar que la reificación puede tener lugar en ausencia de la maquinaria lingüística asociada a la referencia pronominal y cuantificación. Es importante tener claridad sobre los términos precisos de este desafío. El resultado de la reificación es la percepción de un mundo articulado y estructurado. Necesitamos pruebas para pensar que las criaturas no lingüísticas pueden lograr este resultado, de ahí que no puede depender de los mecanismos lingüísticos de referencia pronominal, ni de cualquier otro tipo.</text:p>
      <text:p text:style-name="P3"/>
      <text:p text:style-name="P4"><text:bookmark text:name="result_box6"/>Esto puede parecer una tarea imposible. ¿Cómo se puede saber si una criatura esta percibiendo una aglomeración de funciones en lugar de un cuerpo cosificado? La respuesta surge cuando se piensa que los cuerpos cosificados obedecer a ciertos principios y se comportan de cierta manera regular. Evidentemente, es una condición necesaria para percibir el mundo como dividido en objetos que un perceptor sea capaz de reconocer que las características que se yuxtaponen en un solo lugar, que el <text:soft-page-break/>perceptor sea capaz de responder a la combinación de elementos, así como a características individuales. Al percibir un cuerpo es percibir una agrupación compacta de características visible y reconocer que ese grupo se asocia con otras características detectables en diferentes modalidades sensoriales. Sin embargo, percibir objetos no es sólo una cuestión de cómo se analiza la matriz de percepción. Es también una cuestión de las expectativas que uno tiene sobre cómo el conjunto compacto de características detectables visualmente se comportan, tanto cuando se las percibe, y cuando no se las percibe.</text:p>
      <text:p text:style-name="P3"/>
      <text:p text:style-name="P22"><text:bookmark text:name="result_box28"/>Un mundo articulado en términos de cuerpos cosificados es un mundo que obedece a ciertas regularidades físicas básicas. Las regularidades físico en discusión aquí no es el simple particular, la participación generalizaciones que ya he hablado. Son las regularidades físicas de orden superior que rigen, y de hecho hacen posible, las generalizaciones en particular <text:span text:style-name="T13">por</text:span> circunscribir lo que es algo para contar como un particular o un cuerpo <text:span text:style-name="T14">como un todo</text:span>. Cuerpos tienden en general a tener cierto orden superior <text:span text:style-name="T14">de</text:span> propiedades físicas en común. Tienden, por ejemplo, tener bordes bien definidos en relación con su medio ambiente. Por lo general, mantienen ciertas formas de la constancia perceptual rela<text:span text:style-name="T15">tivas</text:span> con el que percibe cuando el perceptor se mueve o cuando se mueven <text:span text:style-name="T15">ellos mismo</text:span>. Sus propiedades pueden ser detectados en diferentes modalidades perceptivas. No entran y salen de la existencia sino que se mueven a través del espacio-tiempo en una ruta de conexión única. Son resistentes a la presión y tiene una cierta masa que gobierna sus interacciones con otros individuos. No hay más que un cuerpo puede estar en un lugar en un momento. Son susceptibles a la gravedad e interactuar unos con otros a través de la transmisión de energía. Y así sucesivamente. Estas son las similitudes de orden superior que no son inmediatamente perceptualmente relevantes, pero a la que una criatura debe ser sensible si está <text:span text:style-name="T16">es correcto</text:span> <text:span text:style-name="T16">a</text:span> se<text:span text:style-name="T16">r</text:span> descri<text:span text:style-name="T16">to</text:span> como percibi<text:span text:style-name="T17">endo</text:span> y actua<text:span text:style-name="T17">ndo</text:span> dentro de un mundo cosificado y debidamente estructurado.</text:p>
      <text:p text:style-name="P3"/>
      <text:p text:style-name="P4"><text:bookmark text:name="result_box29"/>Anteriormente he sugerido que una criatura puede estar funcionando en lo que, a raíz de Strawson, que se llam<text:span text:style-name="T19">ó</text:span> el nivel de <text:span text:style-name="T19">feature-placing de </text:span>experiencia, aunque sus sistemas de percepción había resuelto el problema de la unificación, ya que es de manera estándar entendida dentro de la neurociencia cognitiva. Ahora estamos en una posición mucho mejor para obtener un control sobre lo que esto podría suponer. Supongamos que tenemos una criatura que percibe el mundo como compuesto de segmentos limitada cuyos límites mapa <text:span text:style-name="T20">sobre</text:span> los límites de los objetos en el ambiente percibido y, además, que grupos de propiedades perceptibles en más o menos de la manera correcta. Es decir, para decirlo en términos <text:span text:style-name="T21">de</text:span> Triesman, la representación de<text:span text:style-name="T21">l color rojo</text:span> <text:span text:style-name="T21">limita</text:span> a las representaciones del tamaño y la forma de una manera que coincide con la distribución de las características relevantes <text:span text:style-name="T22">del entorno</text:span>. Me parece que esto no implica ningún tipo de sensibilidad perceptiva <text:span text:style-name="T22">física </text:span>regular<text:span text:style-name="T22">es</text:span> que <text:span text:style-name="T22">gobiernan</text:span> el comportamiento de los objetos. La unión puede tener lugar sin que haya tanta sensibilidad.</text:p>
      <text:p text:style-name="P3"/>
      <text:p text:style-name="P3"><text:bookmark text:name="result_box30"/><text:span text:style-name="T2">Aquí está un ejemplo muy simple. Una de las regularidades que rigen el comportamiento característico de los objetos es que tienden a mantener su forma y tamaño durante períodos de tiempo relativamente corto. Yo llamo a esto el objeto-propiedad de la constancia (que voy a decir más acerca de esta terminología en breve). Está claro lo que está involucrado en la sensibilidad sensorial al objeto</text:span>-p<text:span text:style-name="T2">ropiedad d</text:span>e <text:span text:style-name="T2">constancia. Los sistemas de percepción de </text:span>los<text:span text:style-name="T2"> </text:span>perceptores normales<text:span text:style-name="T2"> compensan automáticamente las variaciones en el tamaño y la forma de la imagen en la retina producidas por un objeto particular distal, </text:span>de <text:span text:style-name="T2">fenómeno</text:span>s<text:span text:style-name="T2"> bien conocido </text:span>en<text:span text:style-name="T2"> su tamaño y forma de la constancia. Después de una edad muy temprana, los seres humanos normales, por ejemplo, no ver a una persona disminuyendo de tamaño a medida que se aleja de ellos, lo que ven es una persona que mantiene un tamaño constante movimiento en la distancia. Del mismo modo, todos somos capaces de extraer una </text:span><text:soft-page-break/><text:span text:style-name="T2">forma de percepción única en forma de un objeto a pesar de las variaciones en su orientación. Pero no parece ser parte de la solución del problema de la unificación que el sistema de percepción debe ser sensible a la forma de la constancia y la constancia de tamaño. Podemos apreciar esto pensa</text:span>ndo<text:span text:style-name="T2"> en </text:span>que<text:span text:style-name="T2"> podemos esperar </text:span>en<text:span text:style-name="T2"> un sistema de percepción que no es sensible a </text:span>una<text:span text:style-name="T2"> forma constancia y </text:span>un<text:span text:style-name="T2"> tamaño </text:span>constante<text:span text:style-name="T2">. No podemos esperar que un sistema </text:span>que<text:span text:style-name="T2"> producción de las representaciones totalmente caótic</text:span>as<text:span text:style-name="T2"> resultaría si fracasado por completo para resolver el problema de la unificación. Tampoco podemos esperar a llegar a la clase de conjunciones ilusorias que hemos considerado anteriormente, conjunciones ilusorias en el que, por ejemplo, las características de color y tamaño no coinciden. Todo lo que se espera es que el sistema no tendría </text:span>hace<text:span text:style-name="T2"> el tipo de compensaciones que hacemos. Un organismo con un sistema de percepción no volvería a ver un objeto en retirada reten</text:span>iendo<text:span text:style-name="T2"> su tamaño, ni lo percibe un objeto giratorio que conserva su forma. Sin embargo, aún sería ve a un grupo persistente de características </text:span>coinstanciadas.</text:p>
      <text:p text:style-name="P3"/>
      <text:p text:style-name="P4"><text:bookmark text:name="result_box31"/>Un ejemplo ayudará a el punto. Hay una fuerte evidencia experimental de que la constancia del tamaño es una característica adquirida de lo<text:span text:style-name="T29">s</text:span> sistemas de percepción <text:span text:style-name="T29">de los niños</text:span>. El paradigma experimental fue desarrollado originalmente por Thomas Bower (1964, 1966), aunque resultó que no fue posible <text:s/>replicar sus resultados a las 8 semanas de edad. Brevemente <text:span text:style-name="T30">lo</text:span> esbozar<text:span text:style-name="T30">e</text:span>, ya que es importante para el punto que quiero <text:span text:style-name="T30">demostrar</text:span>. El paradigma <text:span text:style-name="T30">involucrado </text:span>del condicionamiento operante. Los niños fueron condicionados a responder a los cubos presentad<text:span text:style-name="T30">os</text:span> visualmente de un tamaño determinado. El comportamiento fue reforzado movimiento de la cabeza, y el refuerzo fue la aparición de la madre del bebé.</text:p>
      <text:p text:style-name="P3"/>
      <text:p text:style-name="P4"><text:bookmark text:name="result_box32"/>Los niños fueron condicionados a responder cuando un cubo de 30 cm de diámetro <text:span text:style-name="T31">a</text:span> 1 m<text:span text:style-name="T31">ts</text:span> por delante de ellos (ver fig. 4.1). La pregunta que los experimentadores se plantea<text:span text:style-name="T31">ron es</text:span> cómo sería la respuesta generalizada, en el supuesto estándar de que una respuesta generalizada refleja una similitud percibida. <text:span text:style-name="T31">¿</text:span>Sería la respuesta <text:span text:style-name="T31">una</text:span> generación a través de las similitudes en el tamaño de imagen en la retina? ¿O sería generalizar a través de las similitudes en tamaño real, lo que demuestra que los niños fueron la compensa<text:span text:style-name="T31">ndo</text:span> <text:span text:style-name="T31">las</text:span> diferencias en el tamaño de la imagen <text:span text:style-name="T31">en la</text:span> retiniana y <text:span text:style-name="T32">desplegado</text:span> un<text:span text:style-name="T32">a</text:span> form<text:span text:style-name="T32">a</text:span> de constancia de tamaño? Resulta que (McKenzie, Tootell, y el día de 1980) que la constancia de tamaño está presente en seis meses, aunque no mucho antes.</text:p>
      <text:p text:style-name="P3"/>
      <text:p text:style-name="P20"><text:bookmark text:name="result_box33"/>Consideren lo que sucede en los experimentos que no pueden detectar la constancia de tamaño en los niños pequeños, <text:span text:style-name="T33">justo </text:span>como los de McKenzie y <text:span text:style-name="T33">Day</text:span> (1972). Utilizando una versión del paradigma que acabamos de describir, McKenzie y el <text:span text:style-name="T33">Day</text:span> <text:span text:style-name="T33">condiciona a</text:span> niños entre las semanas 6 y 20 a un objeto a una distancia determinada. Ellos encontraron que los niños no generaliza<text:span text:style-name="T34">n</text:span> su respuesta cuando un objeto se presentó a una distancia diferente. </text:p>
      <text:p text:style-name="P20"/>
      <text:p text:style-name="P20">La figura 4.1 (a) Los aparatos utilizados por Bower (1964, 1966) para la prueba de percepción de la profundidad y la constancia de tamaño, (b) estímulos de la prueba que muestra el tamaño real, las distancias, y la imagen de la retina correspondiente. Reproducido con permiso de Blackwell Publishers de Bremner, 1988, p. 78.</text:p>
      <text:p text:style-name="P20"/>
      <text:p text:style-name="P20">Lo que quiero extraer es que el proceso original de <text:span text:style-name="T35">condicionamiento</text:span> sólo funciona si el sistema de percepción infantil había resuelto el problema <text:span text:style-name="T35">de </text:span><text:span text:style-name="T37">la unificación</text:span>, es decir, si las características del cubo estuvieron <text:span text:style-name="T36">todos</text:span> representados en un grupo integrado <text:span text:style-name="T36">satisfactoriamente</text:span>. La posibilidad de mostrar que los niños no pueden detectar la constancia <text:span text:style-name="T37">de las</text:span> forma<text:span text:style-name="T37">s</text:span> requiere <text:span text:style-name="T37">asumir</text:span> de que los sistemas de percepción <text:span text:style-name="T37">de los niños tienen </text:span>resuelto el problema de la unificación. Sin embargo, ya que la <text:soft-page-break/>sensibilidad perceptiva <text:span text:style-name="T37">de un</text:span> forma constan<text:span text:style-name="T37">te</text:span> es esencial para la percepción de un objeto, parece claro que la solución del problema de la unificación no garantiza la percepción del objeto. No hay más que percibir un objeto de <text:span text:style-name="T38">grupos de</text:span> percepción de las características co<text:span text:style-name="T38">instanciadas</text:span>.</text:p>
      <text:p text:style-name="P3"/>
      <text:p text:style-name="P21"><text:bookmark text:name="result_box34"/>Lo que tenemos que hacer, por lo tanto, para probar si la <text:span text:style-name="T39">cosificación</text:span> puede surgir en la ausencia de los mecanismos lingüísticos de cuantificación, es investigar el grado en las criaturas no lingüísticas <text:s/><text:span text:style-name="T40">se </text:span>puede descri<text:span text:style-name="T40">bir</text:span> como la percepción sensible a cuerpos cosificados. Como lo demuestra la obra de Quine, una manera de entender el paso de paquetes de <text:span text:style-name="T40">características</text:span> a <text:span text:style-name="T40">cuerpos</text:span> <text:span text:style-name="T40">cosificación</text:span> es a través de la idea de que los <text:span text:style-name="T40">cuerpos</text:span> son conjuntos de características con un portador común único. Que podríamos llamar enfoque metafísico tradicional <text:span text:style-name="T41">de</text:span> individuación, en honor <text:span text:style-name="T41">por</text:span> su linaje distinguido dentro de la filosofía. Si adoptamos el enfoque metafísico entonces algo así como la <text:span text:style-name="T41">explicación</text:span> de Quine parece muy convincente, porque es difícil ver cómo una criatura podría obtener un control sobre la idea de un conjunto de elementos con un portador común, sin explícitamente postula<text:span text:style-name="T42">r</text:span> la existencia de un <text:s/>portador común y <text:span text:style-name="T42">es</text:span> difícil de ver cómo <text:span text:style-name="T43">una</text:span> postular explícitos podría <text:span text:style-name="T43">tomar </text:span>lugar sin el mecanismo <text:span text:style-name="T43">provisto</text:span> por las herramientas lingüísticas de referencia pronominal y cuantificación. Pero la tesis de Quine parece menos convincente si pasamos de ver los cuerpos cosificados como paquetes de características con un <text:span text:style-name="T43">único</text:span> portador común para ver<text:span text:style-name="T43">los</text:span> como <text:span text:style-name="T44">paquetes</text:span> de <text:span text:style-name="T45">características</text:span> que obedecen a ciertos <text:span text:style-name="T45">principios físicos de </text:span>orden superior. <text:span text:style-name="T45">A</text:span> largo plazo este principio <text:span text:style-name="T45">de orden superior aproximación</text:span> para la individuación. En la siguiente sección se mostrará cómo se puede poner a trabajar para resolver la indeterminación ontológica asociados con la adscripción de los pensamientos de las criaturas no lingüísticas.</text:p>
      <text:p text:style-name="P3"/>
      <text:p text:style-name="P2">4.4 Deshabituación y principios de orden superior</text:p>
      <text:p text:style-name="P1"/>
      <text:p text:style-name="P12">¿como podemos emplear los principios de orden superior para aproximarnos a individuos e <text:s/>investigar los procesos de reificación en las criaturas no lingüísticas? El paradigma de la deshabituación <text:s/>en la psicología del desarrollo ha producido llamativos y sugestivos resultados en el estudio de niños sin lenguaje (Baillargeon 1995, Gopnik y Meltzoff 1997, Spelke 1990) y animales no humanos (Hauser 1998, 2001, Munakate et al. 2001). La razonamiento detrás de las experiencias de deshabituación <text:s text:c="22"/>es que las criaturas no lingüísticas <text:span text:style-name="T1">miran largamente <text:s/>eventos que ellos encuentran sorprendentes y por tanto que se puede leer de regreso buscando a veces las expectativas que ellos tienen sobre como los eventos deben resultar. Así, por habituar a las criaturas no lingüísticas a un determinado evento y presenciado eventos que difieren del en una menera especifica, uno puede detectar que características de estos eventos ellos son sensibles. Lo que se ha encontrado en experimentos usando el paradigma de la deshabituación en niños muy pequeños (mucho tiempo antes de llegar a los primeros estados de la adquisición del lenguaje) es que la sensibilidad a ciertos principios físicos muy básicos inician en el nacimiento. El proceso de ratificación esta muy avanzado mucho antes de la adquisición del lenguaje. El paradigma de la deshabituación se ha usado también en la investigación la perceptibles de expectativas de los primates superiores, particularmente el mono rhesus y el tití cabeciblanco</text:span> (Hauser et al. siguientes). El resultado de estos experimentos proveen una fuerte evidencia que la rahificación precede a la adquisición del lenguaje en la filogenetica así como también en términos ontogeneticos (Munakata et al. 2001). En esta sección explorare algunos hallazgos claves acerca de la cognición infantil alcanzado por el paradigma de la deshabituación. La extensión de estos resultados para los animales no humanos son considerados en la siguiente se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4T14:21:36</meta:creation-date>
    <dc:date>2011-12-31T20:33:47</dc:date>
    <meta:editing-duration>PT29H39M32S</meta:editing-duration>
    <meta:editing-cycles>44</meta:editing-cycles>
    <meta:generator>OpenOffice.org/3.2$Linux OpenOffice.org_project/320m19$Build-9505</meta:generator>
    <meta:document-statistic meta:table-count="0" meta:image-count="0" meta:object-count="0" meta:page-count="13" meta:paragraph-count="58" meta:word-count="8395" meta:character-count="52334"/>
  </office:meta>
</office:document-meta>
</file>